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d2c" officeooo:paragraph-rsid="00052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mundo 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13:18:40.293456409</meta:creation-date>
    <dc:date>2024-02-29T13:19:25.108148504</dc:date>
    <meta:editing-duration>PT45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7.2$Linux_X86_64 LibreOffice_project/40$Build-2</meta:generator>
  </office:meta>
</office:document-meta>
</file>